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officeooo:rsid="0049e017" officeooo:paragraph-rsid="0049e017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9e017" officeooo:paragraph-rsid="0049e017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41348" officeooo:paragraph-rsid="0048261b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style="normal" officeooo:rsid="00441348" officeooo:paragraph-rsid="0048261b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style="normal" officeooo:rsid="0048261b" officeooo:paragraph-rsid="0048261b" style:font-size-asian="12pt" style:font-style-asian="normal" style:font-size-complex="12pt" style:font-style-complex="normal"/>
    </style:style>
    <style:style style:name="P6" style:family="paragraph" style:parent-style-name="Text_20_body">
      <style:text-properties officeooo:rsid="005f17d1" officeooo:paragraph-rsid="00622d05"/>
    </style:style>
    <style:style style:name="P7" style:family="paragraph" style:parent-style-name="Text_20_body">
      <style:text-properties officeooo:rsid="00604ef5" officeooo:paragraph-rsid="00622d05"/>
    </style:style>
    <style:style style:name="P8" style:family="paragraph" style:parent-style-name="Text_20_body">
      <style:text-properties officeooo:rsid="00604ef5" officeooo:paragraph-rsid="00632697"/>
    </style:style>
    <style:style style:name="P9" style:family="paragraph" style:parent-style-name="Title">
      <style:text-properties officeooo:rsid="004e3c3e" officeooo:paragraph-rsid="004e3c3e"/>
    </style:style>
    <style:style style:name="P10" style:family="paragraph" style:parent-style-name="Text_20_body">
      <style:text-properties style:font-name="Liberation Serif" fo:font-size="12pt" officeooo:rsid="005f17d1" officeooo:paragraph-rsid="005f17d1" style:font-size-asian="12pt" style:font-size-complex="12pt"/>
    </style:style>
    <style:style style:name="P11" style:family="paragraph" style:parent-style-name="Text_20_body">
      <style:text-properties style:font-name="Liberation Serif" fo:font-size="12pt" officeooo:rsid="005f17d1" officeooo:paragraph-rsid="0064bec5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622d05" officeooo:paragraph-rsid="00617971" style:font-size-asian="12pt" style:font-size-complex="12pt"/>
    </style:style>
    <style:style style:name="P13" style:family="paragraph" style:parent-style-name="Text_20_body">
      <style:text-properties style:font-name="Liberation Serif" fo:font-size="12pt" officeooo:rsid="00604ef5" officeooo:paragraph-rsid="00622d05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604ef5" officeooo:paragraph-rsid="00604ef5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579b87" officeooo:paragraph-rsid="005b3cce" style:font-size-asian="12pt" style:font-size-complex="12pt"/>
    </style:style>
    <style:style style:name="P16" style:family="paragraph" style:parent-style-name="Text_20_body">
      <style:text-properties style:font-name="Liberation Serif" fo:font-size="12pt" fo:font-style="normal" officeooo:rsid="0053d15f" officeooo:paragraph-rsid="0053d15f" style:font-size-asian="12pt" style:font-style-asian="normal" style:font-size-complex="12pt" style:font-style-complex="normal"/>
    </style:style>
    <style:style style:name="P17" style:family="paragraph" style:parent-style-name="Text_20_body">
      <style:text-properties style:font-name="Liberation Serif" fo:font-size="12pt" fo:font-style="normal" officeooo:rsid="00451bb0" officeooo:paragraph-rsid="00451bb0" style:font-size-asian="12pt" style:font-style-asian="normal" style:font-size-complex="12pt" style:font-style-complex="normal"/>
    </style:style>
    <style:style style:name="P18" style:family="paragraph" style:parent-style-name="Text_20_body">
      <style:text-properties officeooo:rsid="005f17d1" officeooo:paragraph-rsid="005f17d1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441348" style:font-size-asian="12pt" style:font-size-complex="12pt"/>
    </style:style>
    <style:style style:name="T3" style:family="text">
      <style:text-properties style:font-name="Liberation Serif" fo:font-size="12pt" officeooo:rsid="00622d05" style:font-size-asian="12pt" style:font-size-complex="12pt"/>
    </style:style>
    <style:style style:name="T4" style:family="text">
      <style:text-properties style:font-name="Liberation Serif" fo:font-size="12pt" officeooo:rsid="00632697" style:font-size-asian="12pt" style:font-size-complex="12pt"/>
    </style:style>
    <style:style style:name="T5" style:family="text">
      <style:text-properties style:font-name="Liberation Serif" fo:font-size="12pt" officeooo:rsid="00692078" style:font-size-asian="12pt" style:font-size-complex="12pt"/>
    </style:style>
    <style:style style:name="T6" style:family="text">
      <style:text-properties style:font-name="Liberation Serif" fo:font-size="12pt" officeooo:rsid="00639c74" style:font-size-asian="12pt" style:font-size-complex="12pt"/>
    </style:style>
    <style:style style:name="T7" style:family="text">
      <style:text-properties style:font-name="Liberation Serif" fo:font-size="12pt" fo:language="en" fo:country="US" style:font-size-asian="12pt" style:font-size-complex="12pt"/>
    </style:style>
    <style:style style:name="T8" style:family="text">
      <style:text-properties style:font-name="Liberation Serif" fo:font-size="12pt" fo:language="en" fo:country="US" officeooo:rsid="00441348" style:font-size-asian="12pt" style:font-size-complex="12pt"/>
    </style:style>
    <style:style style:name="T9" style:family="text">
      <style:text-properties style:font-name="Liberation Serif" fo:font-size="12pt" fo:language="en" fo:country="US" officeooo:rsid="0048261b" style:font-size-asian="12pt" style:font-size-complex="12pt"/>
    </style:style>
    <style:style style:name="T10" style:family="text">
      <style:text-properties officeooo:rsid="00639c74"/>
    </style:style>
    <style:style style:name="T11" style:family="text">
      <style:text-properties officeooo:rsid="0064be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ethod</text:p>
      <text:p text:style-name="P10">In this work, <text:s/>the focus is on optimizing different parameters inherent to the drone</text:p>
      <text:p text:style-name="P6"><text:span text:style-name="T1">design. </text:span><text:span text:style-name="T6">They are defined as</text:span><text:span text:style-name="T3">:</text:span></text:p>
      <text:p text:style-name="P10">\begin{itemize}</text:p>
      <text:p text:style-name="P11">\item $\beta$ <text:s/><text:span text:style-name="T11">(a</text:span>ngles formed by the arms with the horizontal plane see \Cref{fig:drone_design})</text:p>
      <text:p text:style-name="P11">\item $\theta$ <text:span text:style-name="T11">(</text:span>ngles between the arms in the horizontal plane see \Cref{fig:drone_design})</text:p>
      <text:p text:style-name="P10">\item <text:span text:style-name="T11">L (a</text:span>rm length<text:span text:style-name="T11">)</text:span></text:p>
      <text:p text:style-name="P10">\item <text:span text:style-name="T11">n (propeller</text:span> number<text:span text:style-name="T10">)</text:span></text:p>
      <text:p text:style-name="P10">\end{itemize}</text:p>
      <text:p text:style-name="P10"/>
      <text:p text:style-name="P10">\begin{figure}[h]</text:p>
      <text:p text:style-name="P10">\centering</text:p>
      <text:p text:style-name="P10">\begin{minipage}[t]{0.3\textwidth}</text:p>
      <text:p text:style-name="P10"><text:s text:c="2"/>\centering</text:p>
      <text:p text:style-name="P10"><text:s text:c="2"/>\includegraphics[width=\textwidth]{images/drone_design.jpg}</text:p>
      <text:p text:style-name="P10">\end{minipage}</text:p>
      <text:p text:style-name="P10">\hfill</text:p>
      <text:p text:style-name="P10">\begin{minipage}[t]{0.3\textwidth}</text:p>
      <text:p text:style-name="P10"><text:s text:c="2"/>\centering</text:p>
      <text:p text:style-name="P10"><text:s text:c="2"/>\includegraphics[width=\textwidth]{images/drone_design1.jpg}</text:p>
      <text:p text:style-name="P10">\end{minipage}</text:p>
      <text:p text:style-name="P10">\hfill</text:p>
      <text:p text:style-name="P10">\begin{minipage}[t]{0.3\textwidth}</text:p>
      <text:p text:style-name="P10"><text:s text:c="2"/>\centering</text:p>
      <text:p text:style-name="P10"><text:s text:c="2"/>\includegraphics[width=\textwidth]{images/drone_design2.jpg}</text:p>
      <text:p text:style-name="P10">\end{minipage}</text:p>
      <text:p text:style-name="P10">\caption{Quadcopter to illustrate the parameters to optimize.}</text:p>
      <text:p text:style-name="P10">\label{fig:drone_design}</text:p>
      <text:p text:style-name="P10">\end{figure}</text:p>
      <text:p text:style-name="P10"/>
      <text:p text:style-name="P12"><text:soft-page-break/></text:p>
      <text:p text:style-name="P8"><text:span text:style-name="T1">The </text:span><text:span text:style-name="T3">optimization engine returns </text:span><text:span text:style-name="T5">a MAV design defined by those parameters. It also outputs </text:span><text:span text:style-name="T3">other informations on the </text:span><text:span text:style-name="T4">resulting</text:span><text:span text:style-name="T3"> drone design, </text:span><text:span text:style-name="T4">such as the hover efficiency in any orientation and other results that will be discussed </text:span><text:span text:style-name="T5">later in this chapter</text:span><text:span text:style-name="T3">. T</text:span><text:span text:style-name="T1">he engine is developed with Matlab$^\textrm{\textregistered}$).</text:span></text:p>
      <text:p text:style-name="P7"><text:span text:style-name="T3">The simulation</text:span><text:span text:style-name="T5">s</text:span><text:span text:style-name="T3"> of the </text:span><text:span text:style-name="T5">interesting </text:span><text:span text:style-name="T3">results</text:span><text:span text:style-name="T1"> are </text:span><text:span text:style-name="T5">performed</text:span><text:span text:style-name="T1"> on Gazebo\footnote{An open source</text:span></text:p>
      <text:p text:style-name="P13">robot simulator \citep{noauthor_gazebo_nodate}.} and the control of the models is</text:p>
      <text:p text:style-name="P7"><text:span text:style-name="T1">achieved </text:span><text:span text:style-name="T3">using a</text:span><text:span text:style-name="T1"> Robotic Operating System\footnote{An open source collection of</text:span></text:p>
      <text:p text:style-name="P13">software that help developers to create robot applications \citep{rostutorials}.}</text:p>
      <text:p text:style-name="P14">(ROS) node.</text:p>
      <text:p text:style-name="P18"><text:span text:style-name="T1">This chapter </text:span><text:span text:style-name="T3">first covers the theory needed to </text:span><text:span text:style-name="T4">obtain a</text:span><text:span text:style-name="T3"> </text:span><text:span text:style-name="T4">generalize mathematical model for a n-rotor MAV </text:span><text:span text:style-name="T5">with an arbitrary morphology defined by the parameters formerly presented. Then, the optimization problem is defined. And finally, the theoretical background needed for the simulation is covered.</text:span></text:p>
      <text:p text:style-name="P15"/>
      <text:p text:style-name="P16">\section{Modelisation of MAVs}</text:p>
      <text:p text:style-name="P16">\label{sec:modeling_mav}</text:p>
      <text:p text:style-name="P16">Describe the modeling for the optimization engine</text:p>
      <text:p text:style-name="P16"/>
      <text:p text:style-name="P16">\section{Optimization problem}</text:p>
      <text:p text:style-name="P16">\label{sec:optimization_problem}</text:p>
      <text:p text:style-name="P16">Define morphology optimization problem</text:p>
      <text:p text:style-name="P16"/>
      <text:p text:style-name="P16">\section{Optimization tool}</text:p>
      <text:p text:style-name="P16">\label{sec:optimization_tool}</text:p>
      <text:p text:style-name="P16">Show resulting optimization tool.</text:p>
      <text:p text:style-name="P16"/>
      <text:p text:style-name="P16">\section{Control Approach}</text:p>
      <text:p text:style-name="P16">\label{sec:control_approach}</text:p>
      <text:p text:style-name="P17">\citep{rajappa_modeling_2015}</text:p>
      <text:p text:style-name="P2">\begin{itemize}</text:p>
      <text:p text:style-name="P1"><text:span text:style-name="T1">\item O</text:span><text:span text:style-name="T8">mni-directionality</text:span></text:p>
      <text:p text:style-name="P1"><text:span text:style-name="T1">\item F</text:span><text:span text:style-name="T8">light efficiency</text:span></text:p>
      <text:p text:style-name="P1"><text:span text:style-name="T8">\</text:span><text:span text:style-name="T7">item C</text:span><text:span text:style-name="T8">ontrol</text:span><text:span text:style-name="T9">ability</text:span></text:p>
      <text:p text:style-name="P1"><text:soft-page-break/><text:span text:style-name="T2">\</text:span><text:span text:style-name="T1">end</text:span><text:span text:style-name="T2">{itemize}</text:span></text:p>
      <text:p text:style-name="P3"><text:s text:c="2"/></text:p>
      <text:p text:style-name="P4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4T17:39:54.871119789</dc:date>
    <meta:editing-duration>PT8H54M22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3" meta:paragraph-count="54" meta:word-count="251" meta:character-count="2312" meta:non-whitespace-character-count="2096"/>
  </office:meta>
</office:document-meta>
</file>